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0" style:family="table-cell" style:parent-style-name="Default" style:data-style-name="N0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08cm" style:use-optimal-column-width="true"/>
    </style:style>
    <style:style style:name="co2" style:family="table-column">
      <style:table-column-properties fo:break-before="auto" style:column-width="10.7685416666667cm" style:use-optimal-column-width="true"/>
    </style:style>
    <style:style style:name="co3" style:family="table-column">
      <style:table-column-properties fo:break-before="auto" style:column-width="3.54541666666667cm" style:use-optimal-column-width="true"/>
    </style:style>
    <style:style style:name="co4" style:family="table-column">
      <style:table-column-properties fo:break-before="auto" style:column-width="3.91583333333333cm" style:use-optimal-column-width="true"/>
    </style:style>
    <style:style style:name="co5" style:family="table-column">
      <style:table-column-properties fo:break-before="auto" style:column-width="3.889375cm" style:use-optimal-column-width="true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i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9" table:default-cell-style-name="ce1"/>
        <table:table-column table:style-name="co7" table:number-columns-repeated="16370" table:default-cell-style-name="ce1"/>
        <table:table-row table:style-name="ro1">
          <table:table-cell office:value-type="string" table:style-name="ce6">
            <text:p>Resource</text:p>
          </table:table-cell>
          <table:table-cell office:value-type="string" table:style-name="ce6">
            <text:p>Description</text:p>
          </table:table-cell>
          <table:table-cell office:value-type="string" table:number-columns-spanned="4" table:number-rows-spanned="1" table:style-name="ce7">
            <text:p>Reference</text:p>
          </table:table-cell>
          <table:covered-table-cell table:number-columns-repeated="3"/>
          <table:table-cell office:value-type="string" table:number-columns-spanned="4" table:number-rows-spanned="1" table:style-name="ce7">
            <text:p>Referenced by</text:p>
          </table:table-cell>
          <table:covered-table-cell table:number-columns-repeated="3"/>
          <table:table-cell office:value-type="string" table:number-columns-spanned="4" table:number-rows-spanned="1" table:style-name="ce7">
            <text:p>Tag</text:p>
          </table:table-cell>
          <table:covered-table-cell table:number-columns-repeated="3"/>
          <table:table-cell table:number-columns-repeated="16370"/>
        </table:table-row>
        <table:table-row table:style-name="ro2">
          <table:table-cell office:value-type="string" table:style-name="ce2">
            <text:p>ACMCONSTS2.CBL</text:p>
          </table:table-cell>
          <table:table-cell office:value-type="string" table:style-name="ce2">
            <text:p>For web interface test.</text:p>
          </table:table-cell>
          <table:table-cell table:number-columns-repeated="4" table:style-name="ce2"/>
          <table:table-cell office:value-type="string" office:string-value="" table:formula="of:=IF(ISERROR(VLOOKUP([.$A2];[.$A$2:.$A$30];5;0));&quot;&quot;;VLOOKUP([.$A2];[.$A$2:.$A$30];5;0))" table:style-name="ce2"/>
          <table:table-cell office:value-type="string" office:string-value="" table:formula="of:=IF(ISERROR(VLOOKUP([.$A2];[.$A$2:.$A$30];4;0));&quot;&quot;;VLOOKUP([.$A2];[.$A$2:.$A$30];4;0))" table:style-name="ce2"/>
          <table:table-cell office:value-type="string" office:string-value="" table:formula="of:=IF(ISERROR(VLOOKUP([.$A2];[.$A$2:.$A$30];3;0));&quot;&quot;;VLOOKUP([.$A2];[.$A$2:.$A$30];3;0))" table:style-name="ce2"/>
          <table:table-cell office:value-type="string" office:string-value="" table:formula="of:=IF(ISERROR(VLOOKUP([.$A2];[.$A$2:.$A$30];2;0));&quot;&quot;;VLOOKUP([.$A2];[.$A$2:.$A$30];2;0))" table:style-name="ce2"/>
          <table:table-cell table:number-columns-repeated="4" table:style-name="ce2"/>
          <table:table-cell table:number-columns-repeated="16370"/>
        </table:table-row>
        <table:table-row table:style-name="ro2">
          <table:table-cell office:value-type="string" table:style-name="ce2">
            <text:p>DATATYPES.cbl</text:p>
          </table:table-cell>
          <table:table-cell office:value-type="string" table:style-name="ce2">
            <text:p>Record layout used by TYPETEST.cob</text:p>
          </table:table-cell>
          <table:table-cell table:number-columns-repeated="4" table:style-name="ce2"/>
          <table:table-cell office:value-type="string" office:string-value="" table:formula="of:=IF(ISERROR(VLOOKUP([.$A3];[.$A$2:.$A$30];5;0));&quot;&quot;;VLOOKUP([.$A3];[.$A$2:.$A$30];5;0))" table:style-name="ce2"/>
          <table:table-cell office:value-type="string" office:string-value="" table:formula="of:=IF(ISERROR(VLOOKUP([.$A3];[.$A$2:.$A$30];4;0));&quot;&quot;;VLOOKUP([.$A3];[.$A$2:.$A$30];4;0))" table:style-name="ce2"/>
          <table:table-cell office:value-type="string" office:string-value="" table:formula="of:=IF(ISERROR(VLOOKUP([.$A3];[.$A$2:.$A$30];3;0));&quot;&quot;;VLOOKUP([.$A3];[.$A$2:.$A$30];3;0))" table:style-name="ce2"/>
          <table:table-cell office:value-type="string" office:string-value="" table:formula="of:=IF(ISERROR(VLOOKUP([.$A3];[.$A$2:.$A$30];2;0));&quot;&quot;;VLOOKUP([.$A3];[.$A$2:.$A$30];2;0))" table:style-name="ce2"/>
          <table:table-cell table:number-columns-repeated="4" table:style-name="ce2"/>
          <table:table-cell table:number-columns-repeated="16370"/>
        </table:table-row>
        <table:table-row table:style-name="ro2">
          <table:table-cell office:value-type="string" table:style-name="ce2">
            <text:p>DSP_RECORD.cbl</text:p>
          </table:table-cell>
          <table:table-cell office:value-type="string" table:style-name="ce2">
            <text:p>For screen test.</text:p>
          </table:table-cell>
          <table:table-cell table:number-columns-repeated="4" table:style-name="ce2"/>
          <table:table-cell office:value-type="string" office:string-value="" table:formula="of:=IF(ISERROR(VLOOKUP([.$A4];[.$A$2:.$A$30];5;0));&quot;&quot;;VLOOKUP([.$A4];[.$A$2:.$A$30];5;0))" table:style-name="ce2"/>
          <table:table-cell office:value-type="string" office:string-value="" table:formula="of:=IF(ISERROR(VLOOKUP([.$A4];[.$A$2:.$A$30];4;0));&quot;&quot;;VLOOKUP([.$A4];[.$A$2:.$A$30];4;0))" table:style-name="ce2"/>
          <table:table-cell office:value-type="string" office:string-value="" table:formula="of:=IF(ISERROR(VLOOKUP([.$A4];[.$A$2:.$A$30];3;0));&quot;&quot;;VLOOKUP([.$A4];[.$A$2:.$A$30];3;0))" table:style-name="ce2"/>
          <table:table-cell office:value-type="string" office:string-value="" table:formula="of:=IF(ISERROR(VLOOKUP([.$A4];[.$A$2:.$A$30];2;0));&quot;&quot;;VLOOKUP([.$A4];[.$A$2:.$A$30];2;0))" table:style-name="ce2"/>
          <table:table-cell table:number-columns-repeated="4" table:style-name="ce2"/>
          <table:table-cell table:number-columns-repeated="16370"/>
        </table:table-row>
        <table:table-row table:style-name="ro2">
          <table:table-cell office:value-type="string" table:style-name="ce2">
            <text:p>DYNTEST.cob</text:p>
          </table:table-cell>
          <table:table-cell office:value-type="string" table:style-name="ce2">
            <text:p>Access Mode Dynamic.Using Accept.</text:p>
          </table:table-cell>
          <table:table-cell office:value-type="string" table:style-name="ce2">
            <text:p>I_RECORD2.cbl</text:p>
          </table:table-cell>
          <table:table-cell office:value-type="string" table:style-name="ce2">
            <text:p>SCR_RECORD.cbl</text:p>
          </table:table-cell>
          <table:table-cell office:value-type="string" table:style-name="ce2">
            <text:p>DSP_RECORD.cbl</text:p>
          </table:table-cell>
          <table:table-cell table:style-name="ce2"/>
          <table:table-cell office:value-type="string" office:string-value="" table:formula="of:=IF(ISERROR(VLOOKUP([.$A5];[.$A$2:.$A$30];5;0));&quot;&quot;;VLOOKUP([.$A5];[.$A$2:.$A$30];5;0))" table:style-name="ce2"/>
          <table:table-cell office:value-type="string" office:string-value="" table:formula="of:=IF(ISERROR(VLOOKUP([.$A5];[.$A$2:.$A$30];4;0));&quot;&quot;;VLOOKUP([.$A5];[.$A$2:.$A$30];4;0))" table:style-name="ce2"/>
          <table:table-cell office:value-type="string" office:string-value="" table:formula="of:=IF(ISERROR(VLOOKUP([.$A5];[.$A$2:.$A$30];3;0));&quot;&quot;;VLOOKUP([.$A5];[.$A$2:.$A$30];3;0))" table:style-name="ce2"/>
          <table:table-cell office:value-type="string" office:string-value="" table:formula="of:=IF(ISERROR(VLOOKUP([.$A5];[.$A$2:.$A$30];2;0));&quot;&quot;;VLOOKUP([.$A5];[.$A$2:.$A$30];2;0))" table:style-name="ce2"/>
          <table:table-cell office:value-type="string" table:style-name="ce2">
            <text:p>INSERT</text:p>
          </table:table-cell>
          <table:table-cell office:value-type="string" table:style-name="ce2">
            <text:p>COMMENTOUT</text:p>
          </table:table-cell>
          <table:table-cell table:number-columns-repeated="2" table:style-name="ce2"/>
          <table:table-cell table:number-columns-repeated="16370"/>
        </table:table-row>
        <table:table-row table:style-name="ro2">
          <table:table-cell office:value-type="string" table:style-name="ce2">
            <text:p>DYNTEST1.cob</text:p>
          </table:table-cell>
          <table:table-cell office:value-type="string" table:style-name="ce2">
            <text:p>Access Mode Dynamic.Using Accept.</text:p>
          </table:table-cell>
          <table:table-cell office:value-type="string" table:style-name="ce2">
            <text:p>I_RECORD2.cbl</text:p>
          </table:table-cell>
          <table:table-cell office:value-type="string" table:style-name="ce2">
            <text:p>SCR_RECORD.cbl</text:p>
          </table:table-cell>
          <table:table-cell table:style-name="ce8"/>
          <table:table-cell table:style-name="ce2"/>
          <table:table-cell office:value-type="string" office:string-value="" table:formula="of:=IF(ISERROR(VLOOKUP([.$A6];[.$A$2:.$A$30];5;0));&quot;&quot;;VLOOKUP([.$A6];[.$A$2:.$A$30];5;0))" table:style-name="ce2"/>
          <table:table-cell office:value-type="string" office:string-value="" table:formula="of:=IF(ISERROR(VLOOKUP([.$A6];[.$A$2:.$A$30];4;0));&quot;&quot;;VLOOKUP([.$A6];[.$A$2:.$A$30];4;0))" table:style-name="ce2"/>
          <table:table-cell office:value-type="string" office:string-value="" table:formula="of:=IF(ISERROR(VLOOKUP([.$A6];[.$A$2:.$A$30];3;0));&quot;&quot;;VLOOKUP([.$A6];[.$A$2:.$A$30];3;0))" table:style-name="ce2"/>
          <table:table-cell office:value-type="string" office:string-value="" table:formula="of:=IF(ISERROR(VLOOKUP([.$A6];[.$A$2:.$A$30];2;0));&quot;&quot;;VLOOKUP([.$A6];[.$A$2:.$A$30];2;0))" table:style-name="ce2"/>
          <table:table-cell table:number-columns-repeated="4" table:style-name="ce2"/>
          <table:table-cell table:number-columns-repeated="16370"/>
        </table:table-row>
        <table:table-row table:style-name="ro2">
          <table:table-cell office:value-type="string" table:style-name="ce2">
            <text:p>DYNTEST2.cob</text:p>
          </table:table-cell>
          <table:table-cell office:value-type="string" table:style-name="ce2">
            <text:p>Access Mode Dynamic.Sub program.</text:p>
          </table:table-cell>
          <table:table-cell office:value-type="string" table:style-name="ce2">
            <text:p>I_RECORD2.cbl</text:p>
          </table:table-cell>
          <table:table-cell office:value-type="string" table:style-name="ce1">
            <text:p>SCR_RECORD.cbl</text:p>
          </table:table-cell>
          <table:table-cell office:value-type="string" table:style-name="ce10">
            <text:p>ACMCONSTS2.CBL</text:p>
          </table:table-cell>
          <table:table-cell office:value-type="string" table:style-name="ce1">
            <text:p>SCR_RECORD_RED.cbl</text:p>
          </table:table-cell>
          <table:table-cell office:value-type="string" office:string-value="" table:formula="of:=IF(ISERROR(VLOOKUP([.$A7];[.$A$2:.$A$30];5;0));&quot;&quot;;VLOOKUP([.$A7];[.$A$2:.$A$30];5;0))" table:style-name="ce2"/>
          <table:table-cell office:value-type="string" office:string-value="" table:formula="of:=IF(ISERROR(VLOOKUP([.$A7];[.$A$2:.$A$30];4;0));&quot;&quot;;VLOOKUP([.$A7];[.$A$2:.$A$30];4;0))" table:style-name="ce2"/>
          <table:table-cell office:value-type="string" office:string-value="" table:formula="of:=IF(ISERROR(VLOOKUP([.$A7];[.$A$2:.$A$30];3;0));&quot;&quot;;VLOOKUP([.$A7];[.$A$2:.$A$30];3;0))" table:style-name="ce2"/>
          <table:table-cell office:value-type="string" office:string-value="" table:formula="of:=IF(ISERROR(VLOOKUP([.$A7];[.$A$2:.$A$30];2;0));&quot;&quot;;VLOOKUP([.$A7];[.$A$2:.$A$30];2;0))" table:style-name="ce2"/>
          <table:table-cell table:number-columns-repeated="4" table:style-name="ce2"/>
          <table:table-cell table:number-columns-repeated="16370"/>
        </table:table-row>
        <table:table-row table:style-name="ro2">
          <table:table-cell office:value-type="string" table:style-name="ce2">
            <text:p>IDXTEST.cob</text:p>
          </table:table-cell>
          <table:table-cell office:value-type="string" table:style-name="ce2">
            <text:p>Access Mode Dynamic.Using Secondly Index.</text:p>
          </table:table-cell>
          <table:table-cell office:value-type="string" table:style-name="ce1">
            <text:p>I_RECORD.cbl</text:p>
          </table:table-cell>
          <table:table-cell table:style-name="ce2"/>
          <table:table-cell table:style-name="ce9"/>
          <table:table-cell table:style-name="ce2"/>
          <table:table-cell office:value-type="string" office:string-value="" table:formula="of:=IF(ISERROR(VLOOKUP([.$A8];[.$A$2:.$A$30];5;0));&quot;&quot;;VLOOKUP([.$A8];[.$A$2:.$A$30];5;0))" table:style-name="ce2"/>
          <table:table-cell office:value-type="string" office:string-value="" table:formula="of:=IF(ISERROR(VLOOKUP([.$A8];[.$A$2:.$A$30];4;0));&quot;&quot;;VLOOKUP([.$A8];[.$A$2:.$A$30];4;0))" table:style-name="ce2"/>
          <table:table-cell office:value-type="string" office:string-value="" table:formula="of:=IF(ISERROR(VLOOKUP([.$A8];[.$A$2:.$A$30];3;0));&quot;&quot;;VLOOKUP([.$A8];[.$A$2:.$A$30];3;0))" table:style-name="ce2"/>
          <table:table-cell office:value-type="string" office:string-value="" table:formula="of:=IF(ISERROR(VLOOKUP([.$A8];[.$A$2:.$A$30];2;0));&quot;&quot;;VLOOKUP([.$A8];[.$A$2:.$A$30];2;0))" table:style-name="ce2"/>
          <table:table-cell table:number-columns-repeated="4" table:style-name="ce2"/>
          <table:table-cell table:number-columns-repeated="16370"/>
        </table:table-row>
        <table:table-row table:style-name="ro2">
          <table:table-cell office:value-type="string" table:style-name="ce2">
            <text:p>I_RECORD.cbl</text:p>
          </table:table-cell>
          <table:table-cell office:value-type="string" table:style-name="ce2">
            <text:p>Record layout. Display Type.</text:p>
          </table:table-cell>
          <table:table-cell table:number-columns-repeated="4" table:style-name="ce2"/>
          <table:table-cell office:value-type="string" office:string-value="" table:formula="of:=IF(ISERROR(VLOOKUP([.$A9];[.$A$2:.$A$30];5;0));&quot;&quot;;VLOOKUP([.$A9];[.$A$2:.$A$30];5;0))" table:style-name="ce2"/>
          <table:table-cell office:value-type="string" office:string-value="" table:formula="of:=IF(ISERROR(VLOOKUP([.$A9];[.$A$2:.$A$30];4;0));&quot;&quot;;VLOOKUP([.$A9];[.$A$2:.$A$30];4;0))" table:style-name="ce2"/>
          <table:table-cell office:value-type="string" office:string-value="" table:formula="of:=IF(ISERROR(VLOOKUP([.$A9];[.$A$2:.$A$30];3;0));&quot;&quot;;VLOOKUP([.$A9];[.$A$2:.$A$30];3;0))" table:style-name="ce2"/>
          <table:table-cell office:value-type="string" office:string-value="" table:formula="of:=IF(ISERROR(VLOOKUP([.$A9];[.$A$2:.$A$30];2;0));&quot;&quot;;VLOOKUP([.$A9];[.$A$2:.$A$30];2;0))" table:style-name="ce2"/>
          <table:table-cell table:number-columns-repeated="4" table:style-name="ce2"/>
          <table:table-cell table:number-columns-repeated="16370"/>
        </table:table-row>
        <table:table-row table:style-name="ro2">
          <table:table-cell office:value-type="string" table:style-name="ce2">
            <text:p>I_RECORD2.cbl</text:p>
          </table:table-cell>
          <table:table-cell office:value-type="string" table:style-name="ce2">
            <text:p>Record layout. S9 Type.</text:p>
          </table:table-cell>
          <table:table-cell table:number-columns-repeated="4" table:style-name="ce2"/>
          <table:table-cell office:value-type="string" office:string-value="" table:formula="of:=IF(ISERROR(VLOOKUP([.$A10];[.$A$2:.$A$30];5;0));&quot;&quot;;VLOOKUP([.$A10];[.$A$2:.$A$30];5;0))" table:style-name="ce2"/>
          <table:table-cell office:value-type="string" office:string-value="" table:formula="of:=IF(ISERROR(VLOOKUP([.$A10];[.$A$2:.$A$30];4;0));&quot;&quot;;VLOOKUP([.$A10];[.$A$2:.$A$30];4;0))" table:style-name="ce2"/>
          <table:table-cell office:value-type="string" office:string-value="" table:formula="of:=IF(ISERROR(VLOOKUP([.$A10];[.$A$2:.$A$30];3;0));&quot;&quot;;VLOOKUP([.$A10];[.$A$2:.$A$30];3;0))" table:style-name="ce2"/>
          <table:table-cell office:value-type="string" office:string-value="" table:formula="of:=IF(ISERROR(VLOOKUP([.$A10];[.$A$2:.$A$30];2;0));&quot;&quot;;VLOOKUP([.$A10];[.$A$2:.$A$30];2;0))" table:style-name="ce2"/>
          <table:table-cell table:number-columns-repeated="4" table:style-name="ce2"/>
          <table:table-cell table:number-columns-repeated="16370"/>
        </table:table-row>
        <table:table-row table:style-name="ro2">
          <table:table-cell office:value-type="string" table:style-name="ce2">
            <text:p>I_RECORD3.cbl</text:p>
          </table:table-cell>
          <table:table-cell office:value-type="string" table:style-name="ce2">
            <text:p>Record layout. Occurs.</text:p>
          </table:table-cell>
          <table:table-cell table:number-columns-repeated="4" table:style-name="ce2"/>
          <table:table-cell office:value-type="string" office:string-value="" table:formula="of:=IF(ISERROR(VLOOKUP([.$A11];[.$A$2:.$A$30];5;0));&quot;&quot;;VLOOKUP([.$A11];[.$A$2:.$A$30];5;0))" table:style-name="ce2"/>
          <table:table-cell office:value-type="string" office:string-value="" table:formula="of:=IF(ISERROR(VLOOKUP([.$A11];[.$A$2:.$A$30];4;0));&quot;&quot;;VLOOKUP([.$A11];[.$A$2:.$A$30];4;0))" table:style-name="ce2"/>
          <table:table-cell office:value-type="string" office:string-value="" table:formula="of:=IF(ISERROR(VLOOKUP([.$A11];[.$A$2:.$A$30];3;0));&quot;&quot;;VLOOKUP([.$A11];[.$A$2:.$A$30];3;0))" table:style-name="ce2"/>
          <table:table-cell office:value-type="string" office:string-value="" table:formula="of:=IF(ISERROR(VLOOKUP([.$A11];[.$A$2:.$A$30];2;0));&quot;&quot;;VLOOKUP([.$A11];[.$A$2:.$A$30];2;0))" table:style-name="ce2"/>
          <table:table-cell table:number-columns-repeated="4" table:style-name="ce2"/>
          <table:table-cell table:number-columns-repeated="16370"/>
        </table:table-row>
        <table:table-row table:style-name="ro2">
          <table:table-cell office:value-type="string" table:style-name="ce2">
            <text:p>LENTEST.cob</text:p>
          </table:table-cell>
          <table:table-cell office:value-type="string" table:style-name="ce2">
            <text:p>Tests to change record length.</text:p>
          </table:table-cell>
          <table:table-cell table:number-columns-repeated="4" table:style-name="ce2"/>
          <table:table-cell office:value-type="string" office:string-value="" table:formula="of:=IF(ISERROR(VLOOKUP([.$A12];[.$A$2:.$A$30];5;0));&quot;&quot;;VLOOKUP([.$A12];[.$A$2:.$A$30];5;0))" table:style-name="ce2"/>
          <table:table-cell office:value-type="string" office:string-value="" table:formula="of:=IF(ISERROR(VLOOKUP([.$A12];[.$A$2:.$A$30];4;0));&quot;&quot;;VLOOKUP([.$A12];[.$A$2:.$A$30];4;0))" table:style-name="ce2"/>
          <table:table-cell office:value-type="string" office:string-value="" table:formula="of:=IF(ISERROR(VLOOKUP([.$A12];[.$A$2:.$A$30];3;0));&quot;&quot;;VLOOKUP([.$A12];[.$A$2:.$A$30];3;0))" table:style-name="ce2"/>
          <table:table-cell office:value-type="string" office:string-value="" table:formula="of:=IF(ISERROR(VLOOKUP([.$A12];[.$A$2:.$A$30];2;0));&quot;&quot;;VLOOKUP([.$A12];[.$A$2:.$A$30];2;0))" table:style-name="ce2"/>
          <table:table-cell table:number-columns-repeated="4" table:style-name="ce2"/>
          <table:table-cell table:number-columns-repeated="16370"/>
        </table:table-row>
        <table:table-row table:style-name="ro2">
          <table:table-cell office:value-type="string" table:style-name="ce2">
            <text:p>MAINTEST.cob</text:p>
          </table:table-cell>
          <table:table-cell office:value-type="string" table:style-name="ce2">
            <text:p>Test Main Program. Using “SUBTEST.cob”</text:p>
          </table:table-cell>
          <table:table-cell office:value-type="string" table:style-name="ce2">
            <text:p>SUBTEST.cob</text:p>
          </table:table-cell>
          <table:table-cell table:number-columns-repeated="3" table:style-name="ce2"/>
          <table:table-cell office:value-type="string" office:string-value="" table:formula="of:=IF(ISERROR(VLOOKUP([.$A13];[.$A$2:.$A$30];5;0));&quot;&quot;;VLOOKUP([.$A13];[.$A$2:.$A$30];5;0))" table:style-name="ce2"/>
          <table:table-cell office:value-type="string" office:string-value="" table:formula="of:=IF(ISERROR(VLOOKUP([.$A13];[.$A$2:.$A$30];4;0));&quot;&quot;;VLOOKUP([.$A13];[.$A$2:.$A$30];4;0))" table:style-name="ce2"/>
          <table:table-cell office:value-type="string" office:string-value="" table:formula="of:=IF(ISERROR(VLOOKUP([.$A13];[.$A$2:.$A$30];3;0));&quot;&quot;;VLOOKUP([.$A13];[.$A$2:.$A$30];3;0))" table:style-name="ce2"/>
          <table:table-cell office:value-type="string" office:string-value="" table:formula="of:=IF(ISERROR(VLOOKUP([.$A13];[.$A$2:.$A$30];2;0));&quot;&quot;;VLOOKUP([.$A13];[.$A$2:.$A$30];2;0))" table:style-name="ce2"/>
          <table:table-cell table:number-columns-repeated="4" table:style-name="ce2"/>
          <table:table-cell table:number-columns-repeated="16370"/>
        </table:table-row>
        <table:table-row table:style-name="ro2">
          <table:table-cell office:value-type="string" table:style-name="ce2">
            <text:p>OPTTEST.cob</text:p>
          </table:table-cell>
          <table:table-cell office:value-type="string" table:style-name="ce2">
            <text:p>Option value set and get test.</text:p>
          </table:table-cell>
          <table:table-cell table:number-columns-repeated="4" table:style-name="ce2"/>
          <table:table-cell office:value-type="string" office:string-value="" table:formula="of:=IF(ISERROR(VLOOKUP([.$A14];[.$A$2:.$A$30];5;0));&quot;&quot;;VLOOKUP([.$A14];[.$A$2:.$A$30];5;0))" table:style-name="ce2"/>
          <table:table-cell office:value-type="string" office:string-value="" table:formula="of:=IF(ISERROR(VLOOKUP([.$A14];[.$A$2:.$A$30];4;0));&quot;&quot;;VLOOKUP([.$A14];[.$A$2:.$A$30];4;0))" table:style-name="ce2"/>
          <table:table-cell office:value-type="string" office:string-value="" table:formula="of:=IF(ISERROR(VLOOKUP([.$A14];[.$A$2:.$A$30];3;0));&quot;&quot;;VLOOKUP([.$A14];[.$A$2:.$A$30];3;0))" table:style-name="ce2"/>
          <table:table-cell office:value-type="string" office:string-value="" table:formula="of:=IF(ISERROR(VLOOKUP([.$A14];[.$A$2:.$A$30];2;0));&quot;&quot;;VLOOKUP([.$A14];[.$A$2:.$A$30];2;0))" table:style-name="ce2"/>
          <table:table-cell table:number-columns-repeated="4" table:style-name="ce2"/>
          <table:table-cell table:number-columns-repeated="16370"/>
        </table:table-row>
        <table:table-row table:style-name="ro2">
          <table:table-cell office:value-type="string" table:style-name="ce2">
            <text:p>O_RECORD.cbl</text:p>
          </table:table-cell>
          <table:table-cell office:value-type="string" table:style-name="ce2">
            <text:p>Record layout. Display Type.</text:p>
          </table:table-cell>
          <table:table-cell table:number-columns-repeated="4" table:style-name="ce2"/>
          <table:table-cell office:value-type="string" office:string-value="" table:formula="of:=IF(ISERROR(VLOOKUP([.$A15];[.$A$2:.$A$30];5;0));&quot;&quot;;VLOOKUP([.$A15];[.$A$2:.$A$30];5;0))" table:style-name="ce2"/>
          <table:table-cell office:value-type="string" office:string-value="" table:formula="of:=IF(ISERROR(VLOOKUP([.$A15];[.$A$2:.$A$30];4;0));&quot;&quot;;VLOOKUP([.$A15];[.$A$2:.$A$30];4;0))" table:style-name="ce2"/>
          <table:table-cell office:value-type="string" office:string-value="" table:formula="of:=IF(ISERROR(VLOOKUP([.$A15];[.$A$2:.$A$30];3;0));&quot;&quot;;VLOOKUP([.$A15];[.$A$2:.$A$30];3;0))" table:style-name="ce2"/>
          <table:table-cell office:value-type="string" office:string-value="" table:formula="of:=IF(ISERROR(VLOOKUP([.$A15];[.$A$2:.$A$30];2;0));&quot;&quot;;VLOOKUP([.$A15];[.$A$2:.$A$30];2;0))" table:style-name="ce2"/>
          <table:table-cell table:number-columns-repeated="4" table:style-name="ce2"/>
          <table:table-cell table:number-columns-repeated="16370"/>
        </table:table-row>
        <table:table-row table:style-name="ro2">
          <table:table-cell office:value-type="string" table:style-name="ce2">
            <text:p>O_RECORD2.cbl</text:p>
          </table:table-cell>
          <table:table-cell office:value-type="string" table:style-name="ce2">
            <text:p>Record layout. S9 Type.</text:p>
          </table:table-cell>
          <table:table-cell table:number-columns-repeated="4" table:style-name="ce2"/>
          <table:table-cell office:value-type="string" office:string-value="" table:formula="of:=IF(ISERROR(VLOOKUP([.$A16];[.$A$2:.$A$30];5;0));&quot;&quot;;VLOOKUP([.$A16];[.$A$2:.$A$30];5;0))" table:style-name="ce2"/>
          <table:table-cell office:value-type="string" office:string-value="" table:formula="of:=IF(ISERROR(VLOOKUP([.$A16];[.$A$2:.$A$30];4;0));&quot;&quot;;VLOOKUP([.$A16];[.$A$2:.$A$30];4;0))" table:style-name="ce2"/>
          <table:table-cell office:value-type="string" office:string-value="" table:formula="of:=IF(ISERROR(VLOOKUP([.$A16];[.$A$2:.$A$30];3;0));&quot;&quot;;VLOOKUP([.$A16];[.$A$2:.$A$30];3;0))" table:style-name="ce2"/>
          <table:table-cell office:value-type="string" office:string-value="" table:formula="of:=IF(ISERROR(VLOOKUP([.$A16];[.$A$2:.$A$30];2;0));&quot;&quot;;VLOOKUP([.$A16];[.$A$2:.$A$30];2;0))" table:style-name="ce2"/>
          <table:table-cell table:number-columns-repeated="4" table:style-name="ce2"/>
          <table:table-cell table:number-columns-repeated="16370"/>
        </table:table-row>
        <table:table-row table:style-name="ro2">
          <table:table-cell office:value-type="string" table:style-name="ce2">
            <text:p>SCR_RECORD.cbl</text:p>
          </table:table-cell>
          <table:table-cell office:value-type="string" table:style-name="ce2">
            <text:p>For screen test.</text:p>
          </table:table-cell>
          <table:table-cell table:number-columns-repeated="4" table:style-name="ce2"/>
          <table:table-cell office:value-type="string" office:string-value="" table:formula="of:=IF(ISERROR(VLOOKUP([.$A17];[.$A$2:.$A$30];5;0));&quot;&quot;;VLOOKUP([.$A17];[.$A$2:.$A$30];5;0))" table:style-name="ce2"/>
          <table:table-cell office:value-type="string" office:string-value="" table:formula="of:=IF(ISERROR(VLOOKUP([.$A17];[.$A$2:.$A$30];4;0));&quot;&quot;;VLOOKUP([.$A17];[.$A$2:.$A$30];4;0))" table:style-name="ce2"/>
          <table:table-cell office:value-type="string" office:string-value="" table:formula="of:=IF(ISERROR(VLOOKUP([.$A17];[.$A$2:.$A$30];3;0));&quot;&quot;;VLOOKUP([.$A17];[.$A$2:.$A$30];3;0))" table:style-name="ce2"/>
          <table:table-cell office:value-type="string" office:string-value="" table:formula="of:=IF(ISERROR(VLOOKUP([.$A17];[.$A$2:.$A$30];2;0));&quot;&quot;;VLOOKUP([.$A17];[.$A$2:.$A$30];2;0))" table:style-name="ce2"/>
          <table:table-cell table:number-columns-repeated="4" table:style-name="ce2"/>
          <table:table-cell table:number-columns-repeated="16370"/>
        </table:table-row>
        <table:table-row table:style-name="ro2">
          <table:table-cell office:value-type="string" table:style-name="ce2">
            <text:p>SCR_RECORD_RED.cbl</text:p>
          </table:table-cell>
          <table:table-cell office:value-type="string" table:style-name="ce2">
            <text:p>For web interface test.</text:p>
          </table:table-cell>
          <table:table-cell table:number-columns-repeated="4" table:style-name="ce2"/>
          <table:table-cell office:value-type="string" office:string-value="" table:formula="of:=IF(ISERROR(VLOOKUP([.$A18];[.$A$2:.$A$30];5;0));&quot;&quot;;VLOOKUP([.$A18];[.$A$2:.$A$30];5;0))" table:style-name="ce2"/>
          <table:table-cell office:value-type="string" office:string-value="" table:formula="of:=IF(ISERROR(VLOOKUP([.$A18];[.$A$2:.$A$30];4;0));&quot;&quot;;VLOOKUP([.$A18];[.$A$2:.$A$30];4;0))" table:style-name="ce2"/>
          <table:table-cell office:value-type="string" office:string-value="" table:formula="of:=IF(ISERROR(VLOOKUP([.$A18];[.$A$2:.$A$30];3;0));&quot;&quot;;VLOOKUP([.$A18];[.$A$2:.$A$30];3;0))" table:style-name="ce2"/>
          <table:table-cell office:value-type="string" office:string-value="" table:formula="of:=IF(ISERROR(VLOOKUP([.$A18];[.$A$2:.$A$30];2;0));&quot;&quot;;VLOOKUP([.$A18];[.$A$2:.$A$30];2;0))" table:style-name="ce2"/>
          <table:table-cell table:number-columns-repeated="4" table:style-name="ce2"/>
          <table:table-cell table:number-columns-repeated="16370"/>
        </table:table-row>
        <table:table-row table:style-name="ro2">
          <table:table-cell office:value-type="string" table:style-name="ce2">
            <text:p>SEQTEST.cob</text:p>
          </table:table-cell>
          <table:table-cell office:value-type="string" table:style-name="ce2">
            <text:p>Tests read from sequential file. Using I_Record.cbl.</text:p>
          </table:table-cell>
          <table:table-cell office:value-type="string" table:style-name="ce2">
            <text:p>I_RECORD.cbl</text:p>
          </table:table-cell>
          <table:table-cell table:number-columns-repeated="3" table:style-name="ce2"/>
          <table:table-cell office:value-type="string" office:string-value="" table:formula="of:=IF(ISERROR(VLOOKUP([.$A19];[.$A$2:.$A$30];5;0));&quot;&quot;;VLOOKUP([.$A19];[.$A$2:.$A$30];5;0))" table:style-name="ce2"/>
          <table:table-cell office:value-type="string" office:string-value="" table:formula="of:=IF(ISERROR(VLOOKUP([.$A19];[.$A$2:.$A$30];4;0));&quot;&quot;;VLOOKUP([.$A19];[.$A$2:.$A$30];4;0))" table:style-name="ce2"/>
          <table:table-cell office:value-type="string" office:string-value="" table:formula="of:=IF(ISERROR(VLOOKUP([.$A19];[.$A$2:.$A$30];3;0));&quot;&quot;;VLOOKUP([.$A19];[.$A$2:.$A$30];3;0))" table:style-name="ce2"/>
          <table:table-cell office:value-type="string" office:string-value="" table:formula="of:=IF(ISERROR(VLOOKUP([.$A19];[.$A$2:.$A$30];2;0));&quot;&quot;;VLOOKUP([.$A19];[.$A$2:.$A$30];2;0))" table:style-name="ce2"/>
          <table:table-cell table:number-columns-repeated="4" table:style-name="ce2"/>
          <table:table-cell table:number-columns-repeated="16370"/>
        </table:table-row>
        <table:table-row table:style-name="ro2">
          <table:table-cell office:value-type="string" table:style-name="ce2">
            <text:p>SEQTEST2.cob</text:p>
          </table:table-cell>
          <table:table-cell office:value-type="string" table:style-name="ce2">
            <text:p>Tests read from sequential file. Using I_Record2.cbl.</text:p>
          </table:table-cell>
          <table:table-cell office:value-type="string" table:style-name="ce2">
            <text:p>I_RECORD.cbl</text:p>
          </table:table-cell>
          <table:table-cell table:number-columns-repeated="3" table:style-name="ce2"/>
          <table:table-cell office:value-type="string" office:string-value="" table:formula="of:=IF(ISERROR(VLOOKUP([.$A20];[.$A$2:.$A$30];5;0));&quot;&quot;;VLOOKUP([.$A20];[.$A$2:.$A$30];5;0))" table:style-name="ce2"/>
          <table:table-cell office:value-type="string" office:string-value="" table:formula="of:=IF(ISERROR(VLOOKUP([.$A20];[.$A$2:.$A$30];4;0));&quot;&quot;;VLOOKUP([.$A20];[.$A$2:.$A$30];4;0))" table:style-name="ce2"/>
          <table:table-cell office:value-type="string" office:string-value="" table:formula="of:=IF(ISERROR(VLOOKUP([.$A20];[.$A$2:.$A$30];3;0));&quot;&quot;;VLOOKUP([.$A20];[.$A$2:.$A$30];3;0))" table:style-name="ce2"/>
          <table:table-cell office:value-type="string" office:string-value="" table:formula="of:=IF(ISERROR(VLOOKUP([.$A20];[.$A$2:.$A$30];2;0));&quot;&quot;;VLOOKUP([.$A20];[.$A$2:.$A$30];2;0))" table:style-name="ce2"/>
          <table:table-cell table:number-columns-repeated="4" table:style-name="ce2"/>
          <table:table-cell table:number-columns-repeated="16370"/>
        </table:table-row>
        <table:table-row table:style-name="ro2">
          <table:table-cell office:value-type="string" table:style-name="ce2">
            <text:p>SEQTEST3.cob</text:p>
          </table:table-cell>
          <table:table-cell office:value-type="string" table:style-name="ce2">
            <text:p>Tests read from sequential file. Using I_Record.cbl.</text:p>
          </table:table-cell>
          <table:table-cell office:value-type="string" table:style-name="ce2">
            <text:p>I_RECORD.cbl</text:p>
          </table:table-cell>
          <table:table-cell table:number-columns-repeated="3" table:style-name="ce2"/>
          <table:table-cell office:value-type="string" office:string-value="" table:formula="of:=IF(ISERROR(VLOOKUP([.$A21];[.$A$2:.$A$30];5;0));&quot;&quot;;VLOOKUP([.$A21];[.$A$2:.$A$30];5;0))" table:style-name="ce2"/>
          <table:table-cell office:value-type="string" office:string-value="" table:formula="of:=IF(ISERROR(VLOOKUP([.$A21];[.$A$2:.$A$30];4;0));&quot;&quot;;VLOOKUP([.$A21];[.$A$2:.$A$30];4;0))" table:style-name="ce2"/>
          <table:table-cell office:value-type="string" office:string-value="" table:formula="of:=IF(ISERROR(VLOOKUP([.$A21];[.$A$2:.$A$30];3;0));&quot;&quot;;VLOOKUP([.$A21];[.$A$2:.$A$30];3;0))" table:style-name="ce2"/>
          <table:table-cell office:value-type="string" office:string-value="" table:formula="of:=IF(ISERROR(VLOOKUP([.$A21];[.$A$2:.$A$30];2;0));&quot;&quot;;VLOOKUP([.$A21];[.$A$2:.$A$30];2;0))" table:style-name="ce2"/>
          <table:table-cell table:number-columns-repeated="4" table:style-name="ce2"/>
          <table:table-cell table:number-columns-repeated="16370"/>
        </table:table-row>
        <table:table-row table:style-name="ro2">
          <table:table-cell office:value-type="string" table:style-name="ce2">
            <text:p>SEQTEST4.cob</text:p>
          </table:table-cell>
          <table:table-cell office:value-type="string" table:style-name="ce2">
            <text:p>Tests read from sequential file. Using I_Record.cbl.</text:p>
          </table:table-cell>
          <table:table-cell office:value-type="string" table:style-name="ce2">
            <text:p>I_RECORD.cbl</text:p>
          </table:table-cell>
          <table:table-cell table:number-columns-repeated="3" table:style-name="ce2"/>
          <table:table-cell office:value-type="string" office:string-value="" table:formula="of:=IF(ISERROR(VLOOKUP([.$A22];[.$A$2:.$A$30];5;0));&quot;&quot;;VLOOKUP([.$A22];[.$A$2:.$A$30];5;0))" table:style-name="ce2"/>
          <table:table-cell office:value-type="string" office:string-value="" table:formula="of:=IF(ISERROR(VLOOKUP([.$A22];[.$A$2:.$A$30];4;0));&quot;&quot;;VLOOKUP([.$A22];[.$A$2:.$A$30];4;0))" table:style-name="ce2"/>
          <table:table-cell office:value-type="string" office:string-value="" table:formula="of:=IF(ISERROR(VLOOKUP([.$A22];[.$A$2:.$A$30];3;0));&quot;&quot;;VLOOKUP([.$A22];[.$A$2:.$A$30];3;0))" table:style-name="ce2"/>
          <table:table-cell office:value-type="string" office:string-value="" table:formula="of:=IF(ISERROR(VLOOKUP([.$A22];[.$A$2:.$A$30];2;0));&quot;&quot;;VLOOKUP([.$A22];[.$A$2:.$A$30];2;0))" table:style-name="ce2"/>
          <table:table-cell table:number-columns-repeated="4" table:style-name="ce2"/>
          <table:table-cell table:number-columns-repeated="16370"/>
        </table:table-row>
        <table:table-row table:style-name="ro2">
          <table:table-cell office:value-type="string" table:style-name="ce2">
            <text:p>STTTEST.cob</text:p>
          </table:table-cell>
          <table:table-cell office:value-type="string" table:style-name="ce2">
            <text:p>Tests start and read from file. Access mode is dynamic.</text:p>
          </table:table-cell>
          <table:table-cell table:number-columns-repeated="4" table:style-name="ce2"/>
          <table:table-cell office:value-type="string" office:string-value="" table:formula="of:=IF(ISERROR(VLOOKUP([.$A23];[.$A$2:.$A$30];5;0));&quot;&quot;;VLOOKUP([.$A23];[.$A$2:.$A$30];5;0))" table:style-name="ce2"/>
          <table:table-cell office:value-type="string" office:string-value="" table:formula="of:=IF(ISERROR(VLOOKUP([.$A23];[.$A$2:.$A$30];4;0));&quot;&quot;;VLOOKUP([.$A23];[.$A$2:.$A$30];4;0))" table:style-name="ce2"/>
          <table:table-cell office:value-type="string" office:string-value="" table:formula="of:=IF(ISERROR(VLOOKUP([.$A23];[.$A$2:.$A$30];3;0));&quot;&quot;;VLOOKUP([.$A23];[.$A$2:.$A$30];3;0))" table:style-name="ce2"/>
          <table:table-cell office:value-type="string" office:string-value="" table:formula="of:=IF(ISERROR(VLOOKUP([.$A23];[.$A$2:.$A$30];2;0));&quot;&quot;;VLOOKUP([.$A23];[.$A$2:.$A$30];2;0))" table:style-name="ce2"/>
          <table:table-cell table:number-columns-repeated="4" table:style-name="ce2"/>
          <table:table-cell table:number-columns-repeated="16370"/>
        </table:table-row>
        <table:table-row table:style-name="ro2">
          <table:table-cell office:value-type="string" table:style-name="ce2">
            <text:p>SUBTEST.cob</text:p>
          </table:table-cell>
          <table:table-cell office:value-type="string" table:style-name="ce2">
            <text:p>Test Sub Program. Called by “MAINTEST.cob”</text:p>
          </table:table-cell>
          <table:table-cell table:number-columns-repeated="4" table:style-name="ce2"/>
          <table:table-cell office:value-type="string" office:string-value="" table:formula="of:=IF(ISERROR(VLOOKUP([.$A24];[.$A$2:.$A$30];5;0));&quot;&quot;;VLOOKUP([.$A24];[.$A$2:.$A$30];5;0))" table:style-name="ce2"/>
          <table:table-cell office:value-type="string" office:string-value="" table:formula="of:=IF(ISERROR(VLOOKUP([.$A24];[.$A$2:.$A$30];4;0));&quot;&quot;;VLOOKUP([.$A24];[.$A$2:.$A$30];4;0))" table:style-name="ce2"/>
          <table:table-cell office:value-type="string" office:string-value="" table:formula="of:=IF(ISERROR(VLOOKUP([.$A24];[.$A$2:.$A$30];3;0));&quot;&quot;;VLOOKUP([.$A24];[.$A$2:.$A$30];3;0))" table:style-name="ce2"/>
          <table:table-cell office:value-type="string" office:string-value="" table:formula="of:=IF(ISERROR(VLOOKUP([.$A24];[.$A$2:.$A$30];2;0));&quot;&quot;;VLOOKUP([.$A24];[.$A$2:.$A$30];2;0))" table:style-name="ce2"/>
          <table:table-cell table:number-columns-repeated="4" table:style-name="ce2"/>
          <table:table-cell table:number-columns-repeated="16370"/>
        </table:table-row>
        <table:table-row table:style-name="ro2">
          <table:table-cell office:value-type="string" table:style-name="ce2">
            <text:p>TYPESTEST.cob</text:p>
          </table:table-cell>
          <table:table-cell office:value-type="string" table:style-name="ce2">
            <text:p>Test Datatypes.</text:p>
          </table:table-cell>
          <table:table-cell office:value-type="string" table:style-name="ce2">
            <text:p>DATATYPES.cbl</text:p>
          </table:table-cell>
          <table:table-cell table:number-columns-repeated="3" table:style-name="ce2"/>
          <table:table-cell office:value-type="string" office:string-value="" table:formula="of:=IF(ISERROR(VLOOKUP([.$A25];[.$A$2:.$A$30];5;0));&quot;&quot;;VLOOKUP([.$A25];[.$A$2:.$A$30];5;0))" table:style-name="ce2"/>
          <table:table-cell office:value-type="string" office:string-value="" table:formula="of:=IF(ISERROR(VLOOKUP([.$A25];[.$A$2:.$A$30];4;0));&quot;&quot;;VLOOKUP([.$A25];[.$A$2:.$A$30];4;0))" table:style-name="ce2"/>
          <table:table-cell office:value-type="string" office:string-value="" table:formula="of:=IF(ISERROR(VLOOKUP([.$A25];[.$A$2:.$A$30];3;0));&quot;&quot;;VLOOKUP([.$A25];[.$A$2:.$A$30];3;0))" table:style-name="ce2"/>
          <table:table-cell office:value-type="string" office:string-value="" table:formula="of:=IF(ISERROR(VLOOKUP([.$A25];[.$A$2:.$A$30];2;0));&quot;&quot;;VLOOKUP([.$A25];[.$A$2:.$A$30];2;0))" table:style-name="ce2"/>
          <table:table-cell table:number-columns-repeated="4" table:style-name="ce2"/>
          <table:table-cell table:number-columns-repeated="16370"/>
        </table:table-row>
        <table:table-row table:style-name="ro2">
          <table:table-cell office:value-type="string" table:style-name="ce2">
            <text:p>WRTTEST.cob</text:p>
          </table:table-cell>
          <table:table-cell office:value-type="string" table:style-name="ce2">
            <text:p>Test write to file.</text:p>
          </table:table-cell>
          <table:table-cell office:value-type="string" table:style-name="ce2">
            <text:p>O_RECORD.cbl</text:p>
          </table:table-cell>
          <table:table-cell table:number-columns-repeated="3" table:style-name="ce2"/>
          <table:table-cell office:value-type="string" office:string-value="" table:formula="of:=IF(ISERROR(VLOOKUP([.$A26];[.$A$2:.$A$30];5;0));&quot;&quot;;VLOOKUP([.$A26];[.$A$2:.$A$30];5;0))" table:style-name="ce2"/>
          <table:table-cell office:value-type="string" office:string-value="" table:formula="of:=IF(ISERROR(VLOOKUP([.$A26];[.$A$2:.$A$30];4;0));&quot;&quot;;VLOOKUP([.$A26];[.$A$2:.$A$30];4;0))" table:style-name="ce2"/>
          <table:table-cell office:value-type="string" office:string-value="" table:formula="of:=IF(ISERROR(VLOOKUP([.$A26];[.$A$2:.$A$30];3;0));&quot;&quot;;VLOOKUP([.$A26];[.$A$2:.$A$30];3;0))" table:style-name="ce2"/>
          <table:table-cell office:value-type="string" office:string-value="" table:formula="of:=IF(ISERROR(VLOOKUP([.$A26];[.$A$2:.$A$30];2;0));&quot;&quot;;VLOOKUP([.$A26];[.$A$2:.$A$30];2;0))" table:style-name="ce2"/>
          <table:table-cell table:number-columns-repeated="4" table:style-name="ce2"/>
          <table:table-cell table:number-columns-repeated="16370"/>
        </table:table-row>
        <table:table-row table:style-name="ro2">
          <table:table-cell office:value-type="string" table:style-name="ce2">
            <text:p>WRTTEST2.cob</text:p>
          </table:table-cell>
          <table:table-cell office:value-type="string" table:style-name="ce2">
            <text:p>Test write to file.</text:p>
          </table:table-cell>
          <table:table-cell office:value-type="string" table:style-name="ce2">
            <text:p>O_RECORD2.cbl</text:p>
          </table:table-cell>
          <table:table-cell table:number-columns-repeated="3" table:style-name="ce2"/>
          <table:table-cell office:value-type="string" office:string-value="" table:formula="of:=IF(ISERROR(VLOOKUP([.$A27];[.$A$2:.$A$30];5;0));&quot;&quot;;VLOOKUP([.$A27];[.$A$2:.$A$30];5;0))" table:style-name="ce2"/>
          <table:table-cell office:value-type="string" office:string-value="" table:formula="of:=IF(ISERROR(VLOOKUP([.$A27];[.$A$2:.$A$30];4;0));&quot;&quot;;VLOOKUP([.$A27];[.$A$2:.$A$30];4;0))" table:style-name="ce2"/>
          <table:table-cell office:value-type="string" office:string-value="" table:formula="of:=IF(ISERROR(VLOOKUP([.$A27];[.$A$2:.$A$30];3;0));&quot;&quot;;VLOOKUP([.$A27];[.$A$2:.$A$30];3;0))" table:style-name="ce2"/>
          <table:table-cell office:value-type="string" office:string-value="" table:formula="of:=IF(ISERROR(VLOOKUP([.$A27];[.$A$2:.$A$30];2;0));&quot;&quot;;VLOOKUP([.$A27];[.$A$2:.$A$30];2;0))" table:style-name="ce2"/>
          <table:table-cell table:number-columns-repeated="4" table:style-name="ce2"/>
          <table:table-cell table:number-columns-repeated="16370"/>
        </table:table-row>
        <table:table-row table:style-name="ro2">
          <table:table-cell office:value-type="string" table:style-name="ce2">
            <text:p>WRTTEST3.cob</text:p>
          </table:table-cell>
          <table:table-cell office:value-type="string" table:style-name="ce2">
            <text:p>Test write to file.</text:p>
          </table:table-cell>
          <table:table-cell office:value-type="string" table:style-name="ce2">
            <text:p>O_RECORD2.cbl</text:p>
          </table:table-cell>
          <table:table-cell table:number-columns-repeated="3" table:style-name="ce2"/>
          <table:table-cell office:value-type="string" office:string-value="" table:formula="of:=IF(ISERROR(VLOOKUP([.$A28];[.$A$2:.$A$30];5;0));&quot;&quot;;VLOOKUP([.$A28];[.$A$2:.$A$30];5;0))" table:style-name="ce2"/>
          <table:table-cell office:value-type="string" office:string-value="" table:formula="of:=IF(ISERROR(VLOOKUP([.$A28];[.$A$2:.$A$30];4;0));&quot;&quot;;VLOOKUP([.$A28];[.$A$2:.$A$30];4;0))" table:style-name="ce2"/>
          <table:table-cell office:value-type="string" office:string-value="" table:formula="of:=IF(ISERROR(VLOOKUP([.$A28];[.$A$2:.$A$30];3;0));&quot;&quot;;VLOOKUP([.$A28];[.$A$2:.$A$30];3;0))" table:style-name="ce2"/>
          <table:table-cell office:value-type="string" office:string-value="" table:formula="of:=IF(ISERROR(VLOOKUP([.$A28];[.$A$2:.$A$30];2;0));&quot;&quot;;VLOOKUP([.$A28];[.$A$2:.$A$30];2;0))" table:style-name="ce2"/>
          <table:table-cell table:number-columns-repeated="4" table:style-name="ce2"/>
          <table:table-cell table:number-columns-repeated="16370"/>
        </table:table-row>
        <table:table-row table:style-name="ro2">
          <table:table-cell office:value-type="string" table:style-name="ce2">
            <text:p>WRTTEST4.cob</text:p>
          </table:table-cell>
          <table:table-cell office:value-type="string" table:style-name="ce2">
            <text:p>Test write to file.</text:p>
          </table:table-cell>
          <table:table-cell office:value-type="string" table:style-name="ce2">
            <text:p>O_RECORD2.cbl</text:p>
          </table:table-cell>
          <table:table-cell table:number-columns-repeated="3" table:style-name="ce2"/>
          <table:table-cell office:value-type="string" office:string-value="" table:formula="of:=IF(ISERROR(VLOOKUP([.$A29];[.$A$2:.$A$30];5;0));&quot;&quot;;VLOOKUP([.$A29];[.$A$2:.$A$30];5;0))" table:style-name="ce2"/>
          <table:table-cell office:value-type="string" office:string-value="" table:formula="of:=IF(ISERROR(VLOOKUP([.$A29];[.$A$2:.$A$30];4;0));&quot;&quot;;VLOOKUP([.$A29];[.$A$2:.$A$30];4;0))" table:style-name="ce2"/>
          <table:table-cell office:value-type="string" office:string-value="" table:formula="of:=IF(ISERROR(VLOOKUP([.$A29];[.$A$2:.$A$30];3;0));&quot;&quot;;VLOOKUP([.$A29];[.$A$2:.$A$30];3;0))" table:style-name="ce2"/>
          <table:table-cell office:value-type="string" office:string-value="" table:formula="of:=IF(ISERROR(VLOOKUP([.$A29];[.$A$2:.$A$30];2;0));&quot;&quot;;VLOOKUP([.$A29];[.$A$2:.$A$30];2;0))" table:style-name="ce2"/>
          <table:table-cell table:number-columns-repeated="4" table:style-name="ce2"/>
          <table:table-cell table:number-columns-repeated="16370"/>
        </table:table-row>
        <table:table-row table:style-name="ro2">
          <table:table-cell office:value-type="string" table:style-name="ce2">
            <text:p>list.ods</text:p>
          </table:table-cell>
          <table:table-cell office:value-type="string" table:style-name="ce2">
            <text:p>This file.</text:p>
          </table:table-cell>
          <table:table-cell table:number-columns-repeated="4" table:style-name="ce2"/>
          <table:table-cell office:value-type="string" office:string-value="" table:formula="of:=IF(ISERROR(VLOOKUP([.$A30];[.$A$2:.$A$30];5;0));&quot;&quot;;VLOOKUP([.$A30];[.$A$2:.$A$30];5;0))" table:style-name="ce2"/>
          <table:table-cell office:value-type="string" office:string-value="" table:formula="of:=IF(ISERROR(VLOOKUP([.$A30];[.$A$2:.$A$30];4;0));&quot;&quot;;VLOOKUP([.$A30];[.$A$2:.$A$30];4;0))" table:style-name="ce2"/>
          <table:table-cell office:value-type="string" office:string-value="" table:formula="of:=IF(ISERROR(VLOOKUP([.$A30];[.$A$2:.$A$30];3;0));&quot;&quot;;VLOOKUP([.$A30];[.$A$2:.$A$30];3;0))" table:style-name="ce2"/>
          <table:table-cell office:value-type="string" office:string-value="" table:formula="of:=IF(ISERROR(VLOOKUP([.$A30];[.$A$2:.$A$30];2;0));&quot;&quot;;VLOOKUP([.$A30];[.$A$2:.$A$30];2;0))" table:style-name="ce2"/>
          <table:table-cell table:number-columns-repeated="4" table:style-name="ce2"/>
          <table:table-cell table:number-columns-repeated="16370"/>
        </table:table-row>
        <table:table-row table:number-rows-repeated="104854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number:currency-style style:name="N48P0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48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kenji</dc:creator>
    <dc:date>2016-07-07T23:45:09Z</dc:date>
    <meta:editing-cycles>12</meta:editing-cycles>
    <meta:editing-duration>PT37661S</meta:editing-duration>
  </office:meta>
</office:document-meta>
</file>